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5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pple SD Gothic Ne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pple SD Gothic Neo"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Borough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Barking and Dagenham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arnet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exley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rent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Bromley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Camden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Chiswick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ity of London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City of Westminster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Croydo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Ealing</text:p>
          </table:table-cell>
          <table:table-cell office:value-type="float" office:value="169" calcext:value-type="float">
            <text:p>169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Enfield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Greenwich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3" office:value-type="string" calcext:value-type="string">
            <text:p>Hackney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Hammersmith and Fulham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office:value-type="string" calcext:value-type="string">
            <text:p>Haringey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Harrow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Havering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Hillingdon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Hounslow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Islington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office:value-type="string" calcext:value-type="string">
            <text:p>Kensington and Chelsea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" office:value-type="string" calcext:value-type="string">
            <text:p>Kingston upon Thames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Lambeth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Lewisham</text:p>
          </table:table-cell>
          <table:table-cell office:value-type="float" office:value="156" calcext:value-type="float">
            <text:p>156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London County Council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" office:value-type="string" calcext:value-type="string">
            <text:p>Mert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Newham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3" office:value-type="string" calcext:value-type="string">
            <text:p>Port of Londo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Redbridge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Richmond upon Thame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3" office:value-type="string" calcext:value-type="string">
            <text:p>Southwark</text:p>
          </table:table-cell>
          <table:table-cell office:value-type="float" office:value="322" calcext:value-type="float">
            <text:p>322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Sutton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string" calcext:value-type="string">
            <text:p>Tower Hamlets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office:value-type="string" calcext:value-type="string">
            <text:p>Waltham Forest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string" calcext:value-type="string">
            <text:p>Wandsworth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D2:Sheet1.E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9:23:22.4610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08:37.044759000</meta:creation-date>
    <dc:date>2017-06-09T19:23:44.602759000</dc:date>
    <meta:editing-duration>PT11M16S</meta:editing-duration>
    <meta:editing-cycles>2</meta:editing-cycles>
    <meta:generator>LibreOffice/5.1.5.2$MacOSX_X86_64 LibreOffice_project/7a864d8825610a8c07cfc3bc01dd4fce6a9447e5</meta:generator>
    <meta:document-statistic meta:table-count="1" meta:cell-count="336" meta:object-count="0"/>
  </office:meta>
</office:document-meta>
</file>